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fo:color="#0000ff" style:font-weight-asian="normal"/>
    </style:style>
    <style:style style:name="P2" style:family="paragraph" style:parent-style-name="Standard">
      <style:paragraph-properties fo:text-align="start" style:justify-single-word="false"/>
      <style:text-properties fo:color="#0000ff" style:font-name="DejaVu Serif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color="#0000ff" style:font-name="DejaVu Serif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DejaVu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ff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ff" style:font-name="DejaVu Serif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DejaVu Serif" fo:font-size="11pt" style:font-size-asian="11pt" style:font-size-complex="11pt"/>
    </style:style>
    <style:style style:name="P9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DejaVu Serif" fo:font-size="11pt" style:font-size-asian="11pt" style:font-size-complex="11p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color="#dc2300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color="#0000ff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style:font-name="DejaVu Serif" fo:font-size="11pt" style:font-size-asian="11pt" style:font-size-complex="11pt"/>
    </style:style>
    <style:style style:name="P14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style:font-name="DejaVu Serif" fo:font-size="11pt" style:font-size-asian="11pt" style:font-size-complex="11pt"/>
    </style:style>
    <style:style style:name="P15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style:font-name="DejaVu Serif" fo:font-size="11pt" style:font-size-asian="11pt" style:font-size-complex="11pt"/>
    </style:style>
    <style:style style:name="P16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 fo:break-before="page"/>
      <style:text-properties style:font-name="DejaVu Serif" fo:font-size="11pt" style:font-size-asian="11pt" style:font-size-complex="11pt"/>
    </style:style>
    <style:style style:name="P17" style:family="paragraph" style:parent-style-name="Standard" style:list-style-name="L1">
      <style:paragraph-properties fo:margin-left="2.501cm" fo:margin-right="0cm" fo:text-align="start" style:justify-single-word="false" fo:text-indent="0cm" style:auto-text-indent="false"/>
      <style:text-properties fo:color="#0000ff" style:font-name="DejaVu Serif" fo:font-size="11pt" style:text-underline-style="none" fo:font-weight="bold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color="#dc2300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color="#dc2300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3.752cm" fo:margin-right="0cm" fo:text-align="start" style:justify-single-word="false" fo:text-indent="-0.635cm" style:auto-text-indent="false"/>
      <style:text-properties fo:color="#0000ff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color="#0000ff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color="#0000ff" style:font-name="DejaVu Serif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ff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Section_20_title">
      <style:text-properties fo:color="#0000ff" style:font-name="DejaVu Serif" fo:font-size="11pt" style:font-size-asian="11pt" style:font-size-complex="11pt"/>
    </style:style>
    <style:style style:name="T1" style:family="text">
      <style:text-properties fo:font-size="9pt" fo:font-weight="bold" style:font-size-asian="9pt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ff" style:font-name="Liberation Sans" fo:font-size="9pt" style:text-underline-style="none" fo:font-weight="normal" style:font-size-asian="9pt" style:font-weight-asian="normal" style:font-size-complex="9pt" style:font-weight-complex="normal"/>
    </style:style>
    <style:style style:name="T5" style:family="text">
      <style:text-properties fo:color="#0000ff" style:font-name="Liberation Sans" fo:font-size="9pt" style:text-underline-style="none" style:font-size-asian="9pt" style:font-size-complex="9pt"/>
    </style:style>
    <style:style style:name="T6" style:family="text">
      <style:text-properties fo:color="#0000ff" style:font-name="Liberation Sans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color="#0000ff" style:font-name="Liberation Sans" fo:font-size="9pt" style:text-underline-style="none" fo:font-weight="bold" style:font-size-asian="9pt" style:font-weight-asian="bold" style:font-size-complex="9pt" style:font-weight-complex="normal"/>
    </style:style>
    <style:style style:name="T8" style:family="text">
      <style:text-properties fo:color="#0000ff" style:font-name="Liberation Sans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color="#0000ff" style:font-name="Liberation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0000ff" fo:font-size="9pt" style:text-underline-style="none" fo:font-weight="normal" style:font-size-asian="9pt" style:font-weight-asian="normal" style:font-size-complex="9pt" style:font-weight-complex="normal"/>
    </style:style>
    <style:style style:name="T11" style:family="text">
      <style:text-properties fo:color="#0000ff" fo:font-size="9pt" style:text-underline-style="none" fo:font-weight="bold" style:font-size-asian="9pt" style:font-weight-asian="bold" style:font-size-complex="9pt" style:font-weight-complex="bold"/>
    </style:style>
    <style:style style:name="T12" style:family="text">
      <style:text-properties fo:color="#0000ff" fo:font-size="9pt" style:text-underline-style="none" fo:font-weight="bold" style:font-size-asian="9pt" style:font-weight-asian="bold" style:font-size-complex="9pt" style:font-weight-complex="normal"/>
    </style:style>
    <style:style style:name="T13" style:family="text">
      <style:text-properties fo:color="#0000ff" fo:font-size="9pt" style:text-underline-style="none" style:font-size-asian="9pt" style:font-size-complex="9pt"/>
    </style:style>
    <style:style style:name="T14" style:family="text">
      <style:text-properties fo:color="#0000ff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color="#0000f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0000ff" style:text-underline-style="none"/>
    </style:style>
    <style:style style:name="T17" style:family="text">
      <style:text-properties fo:color="#0000ff" style:text-underline-style="none" fo:font-weight="normal" style:font-weight-asian="normal" style:font-weight-complex="normal"/>
    </style:style>
    <style:style style:name="T18" style:family="text">
      <style:text-properties fo:color="#0000ff" style:text-underline-style="none" fo:font-weight="bold" style:font-weight-asian="bold" style:font-weight-complex="bold"/>
    </style:style>
    <style:style style:name="T19" style:family="text">
      <style:text-properties fo:color="#0000ff" style:text-underline-style="none" fo:font-weight="bold" style:font-weight-asian="bold" style:font-weight-complex="normal"/>
    </style:style>
    <style:style style:name="T20" style:family="text">
      <style:text-properties fo:color="#0000ff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Class Naming Conventions</text:h>
      <text:p text:style-name="P5"/>
      <text:p text:style-name="P5">These class and class file naming conventions presuppose that each class is contained in a separate file with the same name as the class, and each class file contains only a single class. <text:s/>It also assumes that class names contain only alphanumeric characters, and do not contain the underscore character ( _ ) as part of a name.</text:p>
      <text:p text:style-name="P5"/>
      <text:p text:style-name="P4">Capitalization</text:p>
      <text:p text:style-name="P5"/>
      <text:p text:style-name="P5">A class name will (almost) always begin with an uppercase letter and followed by lowercase letters. <text:s/>Where more than one word is used to create the class name, each successive word must begin with an uppercase character and followed by lowercase characters.</text:p>
      <text:p text:style-name="P5"/>
      <text:p text:style-name="P5">For example, the following would be good class names:</text:p>
      <text:p text:style-name="P5"/>
      <text:p text:style-name="P23">Frog</text:p>
      <text:p text:style-name="P23">FrogDog</text:p>
      <text:p text:style-name="P23">FrogDogKitty</text:p>
      <text:p text:style-name="P23"/>
      <text:p text:style-name="P5">Examples of names that would be discouraged:</text:p>
      <text:p text:style-name="P5"/>
      <text:p text:style-name="P23">frog</text:p>
      <text:p text:style-name="P23">Frogdog</text:p>
      <text:p text:style-name="P23">FrogdogKitty</text:p>
      <text:p text:style-name="P5"/>
      <text:p text:style-name="P5"/>
      <text:p text:style-name="P4">Naming Schemes</text:p>
      <text:p text:style-name="P5"/>
      <text:p text:style-name="P5">The <text:span text:style-name="T2">PHPTestLib</text:span> supports 2 naming schemes:</text:p>
      <text:p text:style-name="P5"/>
      <text:list xml:id="list1163739180" text:style-name="L1">
        <text:list-item>
          <text:p text:style-name="P7">path-based</text:p>
          <text:p text:style-name="P6">In this naming scheme a class name is based on the path to the class file relative to the <text:span text:style-name="T2">PHPTestLib</text:span> installation folder, replacing the folder separators ( / ) in the name with underscore ( _ ) characters.</text:p>
          <text:p text:style-name="P6"/>
          <text:p text:style-name="P6">Conversely, in this scheme, replacing the underscore characters ( _ ) in the class name with folder separator characters ( / ) (and adding .php to the end) gives the path to the file relative to the installation folder.</text:p>
          <text:p text:style-name="P6"/>
          <text:p text:style-name="P8"><text:span text:style-name="T17">In the following examples, the installation root is </text:span><text:span text:style-name="T18">/usr/local/libexec </text:span><text:span text:style-name="T17">and the installation folder is named</text:span><text:span text:style-name="T18"> </text:span><text:span text:style-name="T20">PHPTestLib</text:span><text:span text:style-name="T21">,</text:span><text:span text:style-name="T17"> as follows:</text:span></text:p>
          <text:p text:style-name="P7"/>
          <text:p text:style-name="P11">/usr/</text:p>
          <text:p text:style-name="P11"><text:s text:c="3"/>|---- local/</text:p>
          <text:p text:style-name="P11"><text:s text:c="12"/>|---- libexec/</text:p>
          <text:p text:style-name="P11"><text:s text:c="21"/>|---- PHPTestLib</text:p>
          <text:p text:style-name="P12"/>
        </text:list-item>
      </text:list>
      <text:list xml:id="list1063089280" text:style-name="L2">
        <text:list-item>
          <text:p text:style-name="P13"><text:span text:style-name="T17">The file </text:span><text:span text:style-name="T18">/usr/local/libexec/PHPTestLib/Autoload/Loader.php</text:span><text:span text:style-name="T17"> contains the class </text:span><text:span text:style-name="T18">PHPTestLib_Autoload_Loader</text:span><text:span text:style-name="T17">.</text:span></text:p>
        </text:list-item>
      </text:list>
      <text:p text:style-name="P20"><text:soft-page-break/></text:p>
      <text:list xml:id="list1836564179" text:continue-numbering="true" text:style-name="L2">
        <text:list-item>
          <text:p text:style-name="P13"><text:span text:style-name="T17">The class </text:span><text:span text:style-name="T18">PHPTestLib_Setup</text:span><text:span text:style-name="T17"> is contained in a file named </text:span><text:span text:style-name="T20">Setup.php</text:span><text:span text:style-name="T17"> located in the folder</text:span></text:p>
        </text:list-item>
      </text:list>
      <text:list xml:id="list1391556840" text:continue-list="list1163739180" text:style-name="L1">
        <text:list-header>
          <text:p text:style-name="P17">/usr/local/libexec/PHPTestLib</text:p>
          <text:p text:style-name="P17"/>
          <text:p text:style-name="P18">/usr/</text:p>
          <text:p text:style-name="P18"><text:s text:c="3"/>|---- local/</text:p>
          <text:p text:style-name="P18"><text:s text:c="12"/>|---- libexec/</text:p>
          <text:p text:style-name="P18"><text:s text:c="21"/>|---- PHPTestLib/</text:p>
          <text:p text:style-name="P18"><text:s text:c="30"/>|---- Setup.php</text:p>
          <text:p text:style-name="P6"/>
        </text:list-header>
      </text:list>
      <text:list xml:id="list1420635208" text:style-name="L3">
        <text:list-item>
          <text:p text:style-name="P14"><text:span text:style-name="T17">The class </text:span><text:span text:style-name="T19">PHPTestLib</text:span><text:span text:style-name="T18">_Autoload</text:span><text:span text:style-name="T17"> is contained in the file</text:span></text:p>
          <text:p text:style-name="P22">/usr/local/libexec/PHPTestLib/Autoload.php</text:p>
        </text:list-item>
      </text:list>
      <text:list xml:id="list1124802615" text:continue-list="list1391556840" text:style-name="L1">
        <text:list-header>
          <text:p text:style-name="P17"/>
          <text:p text:style-name="P18">/usr/</text:p>
          <text:p text:style-name="P18"><text:s text:c="3"/>|---- local/</text:p>
          <text:p text:style-name="P18"><text:s text:c="12"/>|---- libexec/</text:p>
          <text:p text:style-name="P18"><text:s text:c="21"/>|---- PHPTestLib/</text:p>
          <text:p text:style-name="P18"><text:s text:c="30"/>|---- Autoload.php</text:p>
          <text:p text:style-name="P6"/>
        </text:list-header>
        <text:list-item>
          <text:p text:style-name="P7">namespace-based</text:p>
          <text:p text:style-name="P6">This is the preferred naming scheme. <text:s/>The namespace-based scheme is based upon the namespace in which the class is located. <text:s/>It is both more intuitive and easier to use (class names can be smaller for classes referenced within the same namespace).</text:p>
          <text:p text:style-name="P6"/>
          <text:p text:style-name="P10"><text:span text:style-name="T16">Class naming and access follows the rules detailed in the </text:span><text:span text:style-name="T18">PHP</text:span><text:span text:style-name="T16"> manual in the </text:span><text:span text:style-name="T20">Namespace</text:span><text:span text:style-name="T16"> section of the </text:span><text:span text:style-name="T20">Language Reference</text:span><text:span text:style-name="T16"> chapter. <text:s/>The namespace separator characters ( \ ) in the class name are turned into folder separator characters and then processed as a </text:span><text:span text:style-name="T20">path-based</text:span><text:span text:style-name="T16"> naming scheme.</text:span></text:p>
        </text:list-item>
      </text:list>
      <text:p text:style-name="P5"/>
      <text:list xml:id="list1580756331" text:continue-numbering="true" text:style-name="L1">
        <text:list-header>
          <text:p text:style-name="P8"><text:span text:style-name="T17">In the following examples, the installation root is </text:span><text:span text:style-name="T18">/usr/local/libexec</text:span><text:span text:style-name="T17">, and the installation folder is named </text:span><text:span text:style-name="T18">PHPTestLib</text:span><text:span text:style-name="T17">.</text:span></text:p>
          <text:p text:style-name="P6"/>
        </text:list-header>
      </text:list>
      <text:list xml:id="list1107336732" text:style-name="L4">
        <text:list-item>
          <text:p text:style-name="P15"><text:span text:style-name="T17">The file </text:span><text:span text:style-name="T18">/usr/local/libexec/PHPTestLib/Autoload/Loader</text:span><text:span text:style-name="T17"> contains the class </text:span><text:span text:style-name="T20">Loader</text:span><text:span text:style-name="T17"> in the </text:span><text:span text:style-name="T20">PHPTestLib\Autoload</text:span><text:span text:style-name="T17"> namespace.</text:span></text:p>
        </text:list-item>
      </text:list>
      <text:p text:style-name="P2"/>
      <text:list xml:id="list853744412" text:continue-numbering="true" text:style-name="L4">
        <text:list-header>
          <text:p text:style-name="P19">/usr/</text:p>
          <text:p text:style-name="P19"><text:s text:c="3"/>|---- local/</text:p>
          <text:p text:style-name="P19"><text:s text:c="12"/>|---- libexec/</text:p>
          <text:p text:style-name="P19"><text:s text:c="21"/>|---- PHPTestLib/</text:p>
          <text:p text:style-name="P19"><text:s text:c="30"/>|---- Autoload/</text:p>
          <text:p text:style-name="P19"><text:s text:c="39"/>|---- Loader.php</text:p>
          <text:p text:style-name="P21"/>
          <text:p text:style-name="P9"><text:span text:style-name="T17"/></text:p>
        </text:list-header>
        <text:list-item>
          <text:p text:style-name="P16"><text:span text:style-name="T17">The class </text:span><text:span text:style-name="T20">Setup</text:span><text:span text:style-name="T17"> in the </text:span><text:span text:style-name="T20">PHPTestLib</text:span><text:span text:style-name="T17"> namespace is contained in a file named </text:span><text:span text:style-name="T20">Setup.php</text:span><text:span text:style-name="T17"> located int eh folder named </text:span><text:span text:style-name="T18">/usr/local/libexec/PHPTestLib</text:span><text:span text:style-name="T17">.</text:span></text:p>
          <text:p text:style-name="P3"/>
          <text:p text:style-name="P19">/usr/</text:p>
          <text:p text:style-name="P19"><text:s text:c="4"/>local/</text:p>
          <text:p text:style-name="P19"><text:s text:c="12"/>|---- libexec/</text:p>
          <text:p text:style-name="P19"><text:s text:c="21"/>|---- PHPTestLib/</text:p>
          <text:p text:style-name="P19"><text:s text:c="30"/>|---- Setup.php</text:p>
          <text:p text:style-name="P21"/>
        </text:list-item>
        <text:list-item>
          <text:p text:style-name="P15"><text:span text:style-name="T17">The class </text:span><text:span text:style-name="T20">Autoload</text:span><text:span text:style-name="T17"> in the </text:span><text:span text:style-name="T20">PHPTestLib</text:span><text:span text:style-name="T17"> namespace is contained in the file named </text:span><text:span text:style-name="T20">Autoload.php</text:span><text:span text:style-name="T17"> located in the folder named </text:span><text:span text:style-name="T18">/usr/local/libexec/PHPTestLib</text:span><text:span text:style-name="T17">.</text:span></text:p>
          <text:p text:style-name="P3"/>
          <text:p text:style-name="P19">/usr/</text:p>
          <text:p text:style-name="P19"><text:s text:c="3"/>|---- local/</text:p>
          <text:p text:style-name="P19"><text:s text:c="12"/>|---- libexec/</text:p>
          <text:p text:style-name="P19"><text:s text:c="21"/>|---- PHPTestLib/</text:p>
          <text:p text:style-name="P19"><text:s text:c="30"/>|---- Autoload.php</text:p>
        </text:list-item>
      </text:list>
      <text:p text:style-name="P20"/>
      <text:p text:style-name="P20"/>
      <text:p text:style-name="P4">Adopted Class Naming Scheme</text:p>
      <text:p text:style-name="P5"/>
      <text:p text:style-name="P5">All class references within the <text:span text:style-name="T2">PHPTestLib</text:span> class library to other classes in the <text:span text:style-name="T2">PHPTestLib</text:span> class library adhere to the <text:span text:style-name="T3">namespace-based </text:span>naming scheme. <text:s/>The <text:span text:style-name="T3">path-based</text:span> naming scheme is supported by the autoloader class for backward compatibility and to provide access to external libraries which use this naming scheme (e.g. - Zend Framework)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ction_20_title" style:display-name="Section title" style:family="paragraph" style:parent-style-name="Standard" style:default-outline-level="2" style:class="text">
      <style:text-properties fo:font-weight="bold"/>
    </style:style>
    <style:style style:name="Subsection_20_title" style:display-name="Subsection title" style:family="paragraph" style:parent-style-name="Standard" style:default-outline-level="3" style:class="text">
      <style:paragraph-properties fo:margin-left="1.251cm" fo:margin-right="0cm" fo:text-align="start" style:justify-single-word="false" fo:text-indent="0cm" style:auto-text-indent="false"/>
      <style:text-properties fo:color="#000080" style:font-name="Liberation Sans" fo:font-size="8pt" style:text-underline-style="none" fo:font-weight="bold" style:font-size-asian="8pt" style:font-weight-asian="bold" style:font-size-complex="8pt" style:font-weight-complex="bold"/>
    </style:style>
    <style:style style:name="Numbering_20_Symbols" style:display-name="Numbering Symbols" style:family="text">
      <style:text-properties style:font-name="Liberation Serif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PHPTestLib Class Naming Conventions<text:tab/></text:span><text:span text:style-name="MT1"><text:page-number text:select-page="current">3</text:page-number></text:span><text:span text:style-name="MT1"><text:tab/></text:span><text:span text:style-name="MT1"><text:date style:data-style-name="N76" text:date-value="2012-11-21T18:12:25">November 21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16:18:24</meta:creation-date>
    <dc:date>2012-11-21T18:12:25</dc:date>
    <dc:creator>Jay Wheeler</dc:creator>
    <meta:editing-duration>PT03H09M41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63" meta:word-count="557" meta:character-count="4010"/>
  </office:meta>
</office:document-meta>
</file>